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EVELATION 10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MESSAGES GIVEN BY THE ANGEL OF GOD (10:1-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MESSAGES GIVEN BY THE ANGEL OF GOD (10:1-7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appearance of this angel (10:1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appearance of this angel (10:1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He is robed in a cloud with a rainbow over his head (10:1a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is face is as the sun and his legs as fiery pillars (10:1b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MESSAGES GIVEN BY THE ANGEL OF GOD (10:1-7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appearance of this angel (10:1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actions by this angel (10:2-7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actions by this angel (10:2-7)<text:s text:c="1"/></text:span><text:span text:style-name="a482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What he holds (10:2a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What he does (10:2b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What he says (10:3-7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What he says (10:3-7)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First message (10:3-4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Second message (10:5-7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The actions by this angel (10:2-7)<text:s text:c="1"/></text:span><text:span text:style-name="a515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What he holds (10:2a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What he does (10:2b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What he says (10:3-7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THE MESSAGES GIVEN BY THE ANGEL OF GOD (10:1-7)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appearance of this angel (10:1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actions by this angel (10:2-7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REVELATION 10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THE MESSAGES GIVEN BY THE ANGEL OF GOD (10:1-7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THE MISSION GIVEN TO THE APSOTLE OF GOD (10:8-11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-title-Title-Slide" presentation:presentation-page-layout-name="Master1-PPL1" draw:id="Slide-265">
        <draw:frame draw:id="id101" presentation:style-name="a565" draw:name="Title 1" svg:x="1.38in" svg:y="0.83in" svg:width="10.3in" svg:height="4.42in" presentation:class="title" presentation:placeholder="false">
          <draw:text-box>
            <text:p text:style-name="a564" text:class-names="" text:cond-style-name=""><text:span text:style-name="a562" text:class-names="">THE MISSION GIVEN TO THE APSOTLE OF GOD (10:8-11)<text:s text:c="1"/></text:span><text:span text:style-name="a563" text:class-names=""/></text:p>
          </draw:text-box>
          <svg:title/>
          <svg:desc/>
        </draw:frame>
        <draw:frame draw:id="id102" presentation:style-name="a570" draw:name="Subtitle 2" svg:x="1.38in" svg:y="5.25in" svg:width="10.3in" svg:height="1.85in" presentation:class="subtitle" presentation:placeholder="false">
          <draw:text-box>
            <text:p text:style-name="a567" text:class-names="" text:cond-style-name=""><text:span text:style-name="a566" text:class-names=""><text:s text:c="1"/>To partake (10:8-9a):<text:s text:c="1"/></text:span></text:p>
            <text:p text:style-name="a569" text:class-names="" text:cond-style-name=""><text:span text:style-name="a568" text:class-names=""/></text:p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<text:s text:c="1"/>To partake (10:8-9a):<text:s text:c="1"/></text:span><text:span text:style-name="a573" text:class-names=""/></text:p>
          </draw:text-box>
          <svg:title/>
          <svg:desc/>
        </draw:frame>
        <draw:frame draw:id="id104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<text:s text:c="1"/>It will taste like honey in his mouth (10:9b, 10a).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It will turn sour in his stomach (10:9c, 10b).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2" draw:style-name="a586" draw:master-page-name="Master1-Layout12-tx-Title-and-Text" presentation:presentation-page-layout-name="Master1-PPL12" draw:id="Slide-267">
        <draw:frame draw:id="id105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THE MISSION GIVEN TO THE APSOTLE OF GOD (10:8-11)<text:s text:c="1"/></text:span><text:span text:style-name="a588" text:class-names=""/></text:p>
          </draw:text-box>
          <svg:title/>
          <svg:desc/>
        </draw:frame>
        <draw:frame draw:id="id106" presentation:style-name="a600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To partake (10:8-9a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To prophesy (10:11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13" draw:style-name="a601" draw:master-page-name="Master1-Layout12-tx-Title-and-Text" presentation:presentation-page-layout-name="Master1-PPL12" draw:id="Slide-268">
        <draw:frame draw:id="id107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REVELATION 10</text:span><text:span text:style-name="a603" text:class-names=""/></text:p>
          </draw:text-box>
          <svg:title/>
          <svg:desc/>
        </draw:frame>
        <draw:frame draw:id="id108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THE MESSAGES GIVEN BY THE ANGEL OF GOD (10:1-7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THE MISSION GIVEN TO THE APSOTLE OF GOD (10:8-11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10</dc:title>
    <meta:initial-creator>David STRICKLAND</meta:initial-creator>
    <dc:creator>David STRICKLAND</dc:creator>
    <meta:creation-date>2020-02-22T19:35:27Z</meta:creation-date>
    <dc:date>2020-02-22T19:35:28Z</dc:date>
    <meta:template xlink:href="BibleStudy" xlink:type="simple"/>
    <meta:editing-cycles>1</meta:editing-cycles>
    <meta:editing-duration>PT0S</meta:editing-duration>
    <meta:document-statistic meta:paragraph-count="38" meta:word-count="332"/>
  </office:meta>
</office:document-meta>
</file>